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3.027cm"/>
    </style:style>
    <style:style style:name="co14" style:family="table-column">
      <style:table-column-properties fo:break-before="auto" style:column-width="3.739cm"/>
    </style:style>
    <style:style style:name="co15" style:family="table-column">
      <style:table-column-properties fo:break-before="auto" style:column-width="0.515cm"/>
    </style:style>
    <style:style style:name="co16" style:family="table-column">
      <style:table-column-properties fo:break-before="auto" style:column-width="1.05cm"/>
    </style:style>
    <style:style style:name="co17" style:family="table-column">
      <style:table-column-properties fo:break-before="auto" style:column-width="3.277cm"/>
    </style:style>
    <style:style style:name="co18" style:family="table-column">
      <style:table-column-properties fo:break-before="auto" style:column-width="0.409cm"/>
    </style:style>
    <style:style style:name="co19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1"/>
    <style:style style:name="ce4" style:family="table-cell" style:parent-style-name="Default" style:data-style-name="N3"/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4"/>
    <style:style style:name="ce8" style:family="table-cell" style:parent-style-name="Default" style:data-style-name="N113"/>
    <style:style style:name="ce9" style:family="table-cell" style:parent-style-name="Default" style:data-style-name="N114"/>
    <style:style style:name="ce19" style:family="table-cell" style:parent-style-name="Default" style:data-style-name="N111"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Default" style:data-style-name="N112">
      <style:text-properties fo:font-style="italic" style:font-style-asian="italic" style:font-style-complex="italic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5">
      <style:text-properties fo:font-style="italic" style:font-style-asian="italic" style:font-style-complex="italic"/>
    </style:style>
    <style:style style:name="ce24" style:family="table-cell" style:parent-style-name="Default" style:data-style-name="N113">
      <style:text-properties fo:font-style="italic" style:font-style-asian="italic" style:font-style-complex="italic"/>
    </style:style>
    <style:style style:name="ce25" style:family="table-cell" style:parent-style-name="Default" style:data-style-name="N4">
      <style:text-properties fo:font-style="italic" style:font-style-asian="italic" style:font-style-complex="italic"/>
    </style:style>
    <style:style style:name="ce26" style:family="table-cell" style:parent-style-name="Default" style:data-style-name="N114">
      <style:text-properties fo:font-style="italic" style:font-style-asian="italic" style:font-style-complex="italic"/>
    </style:style>
    <style:style style:name="ce27" style:family="table-cell" style:parent-style-name="Default" style:data-style-name="N112">
      <style:text-properties fo:font-style="italic" style:font-style-asian="italic" style:font-style-complex="italic"/>
      <style:map style:condition="is-true-formula([.$B$21]&gt;=[.$B$15])" style:apply-style-name="Red_20_BG" style:base-cell-address="Sheet2.B21"/>
    </style:style>
    <style:style style:name="ce37" style:family="table-cell" style:parent-style-name="Default" style:data-style-name="N112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8" style:family="table-cell" style:parent-style-name="Default">
      <style:text-properties fo:font-style="italic" style:font-style-asian="italic" style:font-style-complex="italic"/>
      <style:map style:condition="is-true-formula([.$B$21]&gt;=[.$B$15])" style:apply-style-name="Red_20_BG" style:base-cell-address="Sheet2.B21"/>
    </style:style>
    <style:style style:name="ce39" style:family="table-cell" style:parent-style-name="Default">
      <style:text-properties style:font-name="Liberation Sans1" fo:font-style="italic" style:font-style-asian="italic" style:font-style-complex="italic"/>
    </style:style>
    <style:style style:name="ce4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112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 style:data-style-name="N11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112">
      <style:text-properties fo:font-style="italic" style:font-style-asian="italic" style:font-style-complex="italic"/>
      <style:map style:condition="is-true-formula(OR([.$G$17]&lt;[.$B$24];[.$G$16]&gt;[.$B$15]))" style:apply-style-name="Red_20_BG" style:base-cell-address="Sheet2.G15"/>
    </style:style>
    <style:style style:name="ce57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7]&lt;[.$B$24];[.$G$16]&gt;[.$B$15]))" style:apply-style-name="Red_20_BG" style:base-cell-address="Sheet2.G15"/>
    </style:style>
    <style:style style:name="ce58" style:family="table-cell" style:parent-style-name="Default" style:data-style-name="N112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61" style:family="table-cell" style:parent-style-name="Default">
      <style:text-properties fo:font-style="italic" style:font-style-asian="italic" style:font-style-complex="italic"/>
      <style:map style:condition="is-true-formula(OR([.$G$17]&lt;[.$B$24];[.$G$16]&gt;[.$B$15]))" style:apply-style-name="Red_20_BG" style:base-cell-address="Sheet2.G15"/>
    </style:style>
    <style:style style:name="ce62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7]&lt;[.$B$24];[.$G$16]&gt;[.$B$15]))" style:apply-style-name="Red_20_BG" style:base-cell-address="Sheet2.G15"/>
    </style:style>
    <style:style style:name="ce6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OR([.$G$17]&lt;[.$B$24];[.$G$16]&gt;[.$B$15]))" style:apply-style-name="Red_20_BG" style:base-cell-address="Sheet2.G15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7]&lt;[.$B$24];[.$G$16]&gt;[.$B$15]))" style:apply-style-name="Red_20_BG" style:base-cell-address="Sheet2.G15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73" style:family="table-cell" style:parent-style-name="Default">
      <style:table-cell-properties fo:border-bottom="none" fo:border-left="none" fo:border-right="0.74pt solid #000000" fo:border-top="none"/>
      <style:text-properties style:font-name="Liberation Sans1" fo:font-style="italic" style:font-style-asian="italic" style:font-style-complex="italic"/>
    </style:style>
    <style:style style:name="T1" style:family="text">
      <style:text-properties style:font-name="Liberation Sans2"/>
    </style:style>
  </office:automatic-styles>
  <office:body>
    <office:spreadsheet>
      <table:content-validations>
        <table:content-validation table:name="val1" table:condition="of:cell-content-is-in-list([$'Kerbol System'.$A$2:.$A$18])" table:allow-empty-cell="false" table:display-list="unsorted" table:base-cell-address="Sheet2.B1">
          <table:error-message table:message-type="stop" table:display="true"/>
        </table:content-validation>
      </table:content-validations>
      <table:table table:name="Kerbol System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1" table:default-cell-style-name="ce8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1" table:default-cell-style-name="ce6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Parent 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 office:value-type="string" calcext:value-type="string">
            <text:p>Atm. Height</text:p>
          </table:table-cell>
          <table:table-cell office:value-type="string" calcext:value-type="string">
            <text:p>Obstacle Ht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/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6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1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table:formula="of:=[.B4]" office:value-type="float" office:value="8171730229210.87" calcext:value-type="float">
            <text:p>8.1717E+12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6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1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1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1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table:formula="of:=[.B9]" office:value-type="float" office:value="301363211975.098" calcext:value-type="float">
            <text:p>3.0136E+11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9" calcext:value-type="float">
            <text:p>12629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2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J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1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1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1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1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1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3" table:default-cell-style-name="ce1"/>
        <table:table-column table:style-name="co14" table:default-cell-style-name="ce21"/>
        <table:table-column table:style-name="co15" table:default-cell-style-name="ce1"/>
        <table:table-column table:style-name="co16" table:default-cell-style-name="ce1"/>
        <table:table-column table:style-name="co1" table:default-cell-style-name="Default"/>
        <table:table-column table:style-name="co1" table:default-cell-style-name="ce45"/>
        <table:table-column table:style-name="co17" table:default-cell-style-name="Default"/>
        <table:table-column table:style-name="co18" table:default-cell-style-name="Default"/>
        <table:table-column table:style-name="co19" table:default-cell-style-name="ce67"/>
        <table:table-column table:style-name="co1" table:number-columns-repeated="2" table:default-cell-style-name="Default"/>
        <table:table-row table:style-name="ro2">
          <table:table-cell table:style-name="Heading_20_1"/>
          <table:table-cell table:style-name="Heading_20_1" table:content-validation-name="val1" office:value-type="string" calcext:value-type="string">
            <text:p>Kerbin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Gm</text:p>
          </table:table-cell>
          <table:table-cell table:style-name="ce19" table:formula="of:=VLOOKUP([.B1];[$'Kerbol System'.A2:.M18];2;0)" office:value-type="float" office:value="3531600000000" calcext:value-type="float">
            <text:p>3.5316E+12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2" office:value-type="string" calcext:value-type="string">
            <text:p>Periapsis</text:p>
          </table:table-cell>
          <table:table-cell table:style-name="ce50" office:value-type="float" office:value="70000" calcext:value-type="float">
            <text:p>70,000.000</text:p>
          </table:table-cell>
          <table:table-cell table:style-name="ce52"/>
          <table:table-cell table:style-name="ce64" office:value-type="string" calcext:value-type="string">
            <text:p>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rent Gm</text:p>
          </table:table-cell>
          <table:table-cell table:style-name="ce19" table:formula="of:=VLOOKUP([.B1];[$'Kerbol System'.A2:.M18];3;0)" office:value-type="float" office:value="1.17233279483249E+018" calcext:value-type="float">
            <text:p>1.1723E+18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3" office:value-type="string" calcext:value-type="string">
            <text:p>Apoapsis</text:p>
          </table:table-cell>
          <table:table-cell table:style-name="ce51" office:value-type="float" office:value="70000" calcext:value-type="float">
            <text:p>70,000.000</text:p>
          </table:table-cell>
          <table:table-cell/>
          <table:table-cell table:style-name="ce65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44"/>
          <table:table-cell table:style-name="ce52" table:number-columns-repeated="2"/>
          <table:table-cell table:style-name="ce66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table:style-name="ce20" table:formula="of:=VLOOKUP([.B1];[$'Kerbol System'.A2:.M18];4;0)" office:value-type="float" office:value="600000" calcext:value-type="float">
            <text:p>600,000</text:p>
          </table:table-cell>
          <table:table-cell table:style-name="ce2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style-name="ce21" table:formula="of:=([.G2]+[.G3])/2+[.B5]" office:value-type="float" office:value="670000" calcext:value-type="float">
            <text:p>670,000.000</text:p>
          </table:table-cell>
          <table:table-cell table:style-name="ce1"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. Day</text:p>
          </table:table-cell>
          <table:table-cell table:formula="of:=VLOOKUP([.B1];[$'Kerbol System'.A2:.M18];5;0)" office:value-type="float" office:value="21549.4251830898" calcext:value-type="float">
            <text:p>21,549.425</text:p>
          </table:table-cell>
          <table:table-cell table:style-name="ce21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eriod</text:p>
          </table:table-cell>
          <table:table-cell table:style-name="ce21" table:formula="of:=SQRT([.G5]*[.G5]*[.G5]/[.B2])*2*PI()" office:value-type="float" office:value="1833.60725364927" calcext:value-type="float">
            <text:p>1,833.607</text:p>
          </table:table-cell>
          <table:table-cell table:style-name="ce1"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style-name="ce22" table:formula="of:=COM.MICROSOFT.CONCAT(FLOOR([.B6]/21600);&quot;d &quot;;FLOOR([.B6]/3600-6*FLOOR([.B6]/21600));&quot;h &quot;;FLOOR([.B6]/60-60*FLOOR([.B6]/3600));&quot;m &quot;;TEXT([.B6]-60*FLOOR([.B6]/60);&quot;#0.000&quot;);&quot;s&quot;)" office:value-type="string" office:string-value="0d 5h 59m 9.425s" calcext:value-type="string">
            <text:p>0d 5h 59m 9.425s</text:p>
          </table:table-cell>
          <table:table-cell table:style-name="ce21"/>
          <table:table-cell table:number-columns-repeated="2"/>
          <table:table-cell table:style-name="ce46"/>
          <table:table-cell table:style-name="ce53" table:formula="of:=COM.MICROSOFT.CONCAT(FLOOR([.G6]/21600);&quot;d &quot;;FLOOR([.G6]/3600-6*FLOOR([.G6]/21600));&quot;h &quot;;FLOOR([.G6]/60-60*FLOOR([.G6]/3600));&quot;m &quot;;TEXT([.G6]-60*FLOOR([.G6]/60);&quot;#0.000&quot;);&quot;s&quot;)" office:value-type="string" office:string-value="0d 0h 30m 33.607s" calcext:value-type="string">
            <text:p>0d 0h 30m 33.607s</text:p>
          </table:table-cell>
          <table:table-cell table:style-name="ce60"/>
          <table:table-cell table:style-name="ce68"/>
          <table:table-cell table:number-columns-repeated="2"/>
        </table:table-row>
        <table:table-row table:style-name="ro1">
          <table:table-cell office:value-type="string" calcext:value-type="string">
            <text:p>SMA</text:p>
          </table:table-cell>
          <table:table-cell table:style-name="ce23" table:formula="of:=VLOOKUP([.B1];[$'Kerbol System'.A2:.M18];7;0)" office:value-type="float" office:value="13599840256" calcext:value-type="float">
            <text:p>13,599,840,256.00</text:p>
          </table:table-cell>
          <table:table-cell table:style-name="ce23"/>
          <table:table-cell office:value-type="string" calcext:value-type="string">
            <text:p>m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ccentricity</text:p>
          </table:table-cell>
          <table:table-cell table:style-name="ce24" table:formula="of:=VLOOKUP([.B1];[$'Kerbol System'.A2:.M18];8;0)" office:value-type="float" office:value="0" calcext:value-type="float">
            <text:p>0.000000</text:p>
          </table:table-cell>
          <table:table-cell table:style-name="ce2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iapsis</text:p>
          </table:table-cell>
          <table:table-cell table:style-name="ce25" table:formula="of:=[.B8]*(1-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2" office:value-type="string" calcext:value-type="string">
            <text:p>Period</text:p>
          </table:table-cell>
          <table:table-cell table:style-name="ce54" office:value-type="float" office:value="0" calcext:value-type="float">
            <text:p>0</text:p>
          </table:table-cell>
          <table:table-cell table:style-name="ce52"/>
          <table:table-cell table:style-name="ce6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apsis</text:p>
          </table:table-cell>
          <table:table-cell table:style-name="ce25" table:formula="of:=[.B8]*(1+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table:style-name="ce65"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ination</text:p>
          </table:table-cell>
          <table:table-cell table:style-name="ce26" table:formula="of:=VLOOKUP([.B1];[$'Kerbol System'.A2:.M18];9;0)" office:value-type="float" office:value="0" calcext:value-type="float">
            <text:p>0.00000</text:p>
          </table:table-cell>
          <table:table-cell table:style-name="ce26"/>
          <table:table-cell table:style-name="ce39" office:value-type="string" calcext:value-type="string">
            <text:p>°</text:p>
          </table:table-cell>
          <table:table-cell/>
          <table:table-cell table:style-name="ce47"/>
          <table:table-cell table:style-name="ce55" office:value-type="float" office:value="35" calcext:value-type="float">
            <text:p>35</text:p>
          </table:table-cell>
          <table:table-cell/>
          <table:table-cell table:style-name="ce65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</text:p>
          </table:table-cell>
          <table:table-cell table:formula="of:=VLOOKUP([.B1];[$'Kerbol System'.A2:.R18];17;0)" office:value-type="float" office:value="9203544.61750141" calcext:value-type="float">
            <text:p>9,203,544.618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table:style-name="ce65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style-name="ce22" table:formula="of:=COM.MICROSOFT.CONCAT(FLOOR([.B13]/21600);&quot;d &quot;;FLOOR([.B13]/3600-6*FLOOR([.B13]/21600));&quot;h &quot;;FLOOR([.B13]/60-60*FLOOR([.B13]/3600));&quot;m &quot;;TEXT([.B13]-60*FLOOR([.B13]/60);&quot;#0.000&quot;);&quot;s&quot;)" office:value-type="string" office:string-value="426d 0h 32m 24.618s" calcext:value-type="string">
            <text:p>426d 0h 32m 24.618s</text:p>
          </table:table-cell>
          <table:table-cell table:number-columns-repeated="3"/>
          <table:table-cell table:style-name="ce44"/>
          <table:table-cell table:style-name="ce52" table:number-columns-repeated="2"/>
          <table:table-cell table:style-name="ce66"/>
          <table:table-cell table:number-columns-repeated="2"/>
        </table:table-row>
        <table:table-row table:style-name="ro3">
          <table:table-cell office:value-type="string" calcext:value-type="string">
            <text:p>SOI</text:p>
          </table:table-cell>
          <table:table-cell table:style-name="ce23" table:formula="of:=VLOOKUP([.B1];[$'Kerbol System'.A2:.R18];18;0)" office:value-type="float" office:value="84159286.4796305" calcext:value-type="float">
            <text:p>84,159,286.48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eriod</text:p>
          </table:table-cell>
          <table:table-cell table:style-name="ce56" table:formula="of:=(([.G10]*6+[.G11])*60+[.G12])*60+[.G13]" office:value-type="float" office:value="2100" calcext:value-type="float">
            <text:p>2,100.000</text:p>
          </table:table-cell>
          <table:table-cell table:style-name="ce61"/>
          <table:table-cell table:style-name="ce69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. Height</text:p>
          </table:table-cell>
          <table:table-cell table:style-name="ce20" table:formula="of:=VLOOKUP([.B1];[$'Kerbol System'.A2:.R18];14;0)" office:value-type="float" office:value="70000" calcext:value-type="float">
            <text:p>70,000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style-name="ce56" table:formula="of:=POWER([.G15]*[.G15]*[.B2]/4/PI()/PI();1/3)" office:value-type="float" office:value="733415.561133388" calcext:value-type="float">
            <text:p>733,415.561</text:p>
          </table:table-cell>
          <table:table-cell table:style-name="ce61"/>
          <table:table-cell table:style-name="ce69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acle Height</text:p>
          </table:table-cell>
          <table:table-cell table:style-name="ce20" table:formula="of:=VLOOKUP([.B1];[$'Kerbol System'.A2:.R18];15;0)" office:value-type="float" office:value="6767" calcext:value-type="float">
            <text:p>6,767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Height (circ.)</text:p>
          </table:table-cell>
          <table:table-cell table:style-name="ce57" table:formula="of:=[.G16]-[.B5]" office:value-type="float" office:value="133415.561133388" calcext:value-type="float">
            <text:p>133,415.561</text:p>
          </table:table-cell>
          <table:table-cell table:style-name="ce62"/>
          <table:table-cell table:style-name="ce70" office:value-type="string" calcext:value-type="string">
            <text:p>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</text:p>
          </table:table-cell>
          <table:table-cell table:style-name="ce26" table:formula="of:=[.B2]/[.B5]/[.B5]" office:value-type="float" office:value="9.81" calcext:value-type="float">
            <text:p>9.81000</text:p>
          </table:table-cell>
          <table:table-cell/>
          <table:table-cell office:value-type="string" calcext:value-type="string">
            <text:p>m/s<text:span text:style-name="T1">²</text:span>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/g0</text:p>
          </table:table-cell>
          <table:table-cell table:formula="of:=[.B18]/9.81" office:value-type="float" office:value="1" calcext:value-type="float">
            <text:p>1.0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48" office:value-type="string" calcext:value-type="string" table:number-columns-spanned="4" table:number-rows-spanned="1">
            <text:p>Hohmann transfer</text:p>
          </table:table-cell>
          <table:covered-table-cell table:number-columns-repeated="2" table:style-name="ce52"/>
          <table:covered-table-cell table:style-name="ce66"/>
          <table:table-cell table:number-columns-repeated="2"/>
        </table:table-row>
        <table:table-row table:style-name="ro3">
          <table:table-cell office:value-type="string" calcext:value-type="string">
            <text:p>Sync Orbit SMA</text:p>
          </table:table-cell>
          <table:table-cell table:style-name="ce27" table:formula="of:=POWER([.B6]*[.B6]/4/PI()/PI()*[.B2];1/3)" office:value-type="float" office:value="3463334.05948876" calcext:value-type="float">
            <text:p>3,4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43" office:value-type="string" calcext:value-type="string">
            <text:p>Height 1</text:p>
          </table:table-cell>
          <table:table-cell table:style-name="ce51" office:value-type="float" office:value="100000" calcext:value-type="float">
            <text:p>100,000.000</text:p>
          </table:table-cell>
          <table:table-cell table:style-name="ce55"/>
          <table:table-cell table:style-name="ce65" office:value-type="string" calcext:value-type="string">
            <text:p>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ync Orbit Height</text:p>
          </table:table-cell>
          <table:table-cell table:style-name="ce27" table:formula="of:=[.B21]-[.B5]" office:value-type="float" office:value="2863334.05948876" calcext:value-type="float">
            <text:p>2,8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49" office:value-type="string" calcext:value-type="string">
            <text:p>Height 2</text:p>
          </table:table-cell>
          <table:table-cell table:style-name="ce58" office:value-type="float" office:value="2863334" calcext:value-type="float">
            <text:p>2,863,334.000</text:p>
          </table:table-cell>
          <table:table-cell table:style-name="ce63"/>
          <table:table-cell table:style-name="ce71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47"/>
          <table:table-cell table:number-columns-repeated="2"/>
          <table:table-cell table:style-name="ce72"/>
          <table:table-cell table:number-columns-repeated="2"/>
        </table:table-row>
        <table:table-row table:style-name="ro1">
          <table:table-cell office:value-type="string" calcext:value-type="string">
            <text:p>Min safe orbit ht</text:p>
          </table:table-cell>
          <table:table-cell table:style-name="ce23" table:formula="of:=MAX([.B16];[.B17])" office:value-type="float" office:value="70000" calcext:value-type="float">
            <text:p>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style-name="ce21" table:formula="of:=([.G21]+[.G22])/2+[.B5]" office:value-type="float" office:value="2081667" calcext:value-type="float">
            <text:p>2,081,667.000</text:p>
          </table:table-cell>
          <table:table-cell table:style-name="ce1"/>
          <table:table-cell office:value-type="string" calcext:value-type="string">
            <text:p>m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Min safe SMA</text:p>
          </table:table-cell>
          <table:table-cell table:style-name="ce23" table:formula="of:=[.B24]+[.B5]" office:value-type="float" office:value="670000" calcext:value-type="float">
            <text:p>6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Transfer time</text:p>
          </table:table-cell>
          <table:table-cell table:style-name="ce21" table:formula="of:=SQRT([.G24]*[.G24]*[.G24]/[.B2])*PI()" office:value-type="float" office:value="5020.8934471279" calcext:value-type="float">
            <text:p>5,020.893</text:p>
          </table:table-cell>
          <table:table-cell table:style-name="ce1"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 velocity</text:p>
          </table:table-cell>
          <table:table-cell table:style-name="ce23" table:formula="of:=SQRT(2*[.B2]/[.B5])" office:value-type="float" office:value="3431.03482931899" calcext:value-type="float">
            <text:p>3,431.03</text:p>
          </table:table-cell>
          <table:table-cell/>
          <table:table-cell office:value-type="string" calcext:value-type="string">
            <text:p>m/s</text:p>
          </table:table-cell>
          <table:table-cell table:number-columns-repeated="2"/>
          <table:table-cell table:style-name="ce37" table:formula="of:=COM.MICROSOFT.CONCAT(FLOOR([.G25]/21600);&quot;d &quot;;FLOOR([.G25]/3600-6*FLOOR([.G25]/21600));&quot;h &quot;;FLOOR([.G25]/60-60*FLOOR([.G25]/3600));&quot;m &quot;;TEXT([.G25]-60*FLOOR([.G25]/60);&quot;#0.000&quot;);&quot;s&quot;)" office:value-type="string" office:string-value="0d 1h 23m 40.893s" calcext:value-type="string">
            <text:p>0d 1h 23m 40.893s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in vel. for orbit</text:p>
          </table:table-cell>
          <table:table-cell table:style-name="ce25" table:formula="of:=SQRT([.B2]/[.B25])" office:value-type="float" office:value="2295.87560118561" calcext:value-type="float">
            <text:p>2,295.88</text:p>
          </table:table-cell>
          <table:table-cell/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Body rotates</text:p>
          </table:table-cell>
          <table:table-cell table:style-name="ce21" table:formula="of:=360*[.G25]/[.B6]" office:value-type="float" office:value="83.8779515281195" calcext:value-type="float">
            <text:p>83.878</text:p>
          </table:table-cell>
          <table:table-cell table:style-name="ce1"/>
          <table:table-cell table:style-name="ce73" office:value-type="string" calcext:value-type="string">
            <text:p>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orbit period</text:p>
          </table:table-cell>
          <table:table-cell table:formula="of:=SQRT([.B25]*[.B25]*[.B25]/[.B2])*2*PI()" office:value-type="float" office:value="1833.60725364927" calcext:value-type="float">
            <text:p>1,833.607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Insert dv</text:p>
          </table:table-cell>
          <table:table-cell table:style-name="ce21" table:formula="of:=SQRT([.B2]*(2/([.G21]+[.B5])-1/[.G24]))-SQRT([.B2]/([.G21]+[.B5]))" office:value-type="float" office:value="651.059233785699" calcext:value-type="float">
            <text:p>651.059</text:p>
          </table:table-cell>
          <table:table-cell table:style-name="ce1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table:style-name="ce37" table:formula="of:=COM.MICROSOFT.CONCAT(FLOOR([.B28]/21600);&quot;d &quot;;FLOOR([.B28]/3600-6*FLOOR([.B28]/21600));&quot;h &quot;;FLOOR([.B28]/60-60*FLOOR([.B28]/3600));&quot;m &quot;;TEXT([.B28]-60*FLOOR([.B28]/60);&quot;#0.000&quot;);&quot;s&quot;)" office:value-type="string" office:string-value="0d 0h 30m 33.607s" calcext:value-type="string">
            <text:p>0d 0h 30m 33.607s</text:p>
          </table:table-cell>
          <table:table-cell table:number-columns-repeated="3"/>
          <table:table-cell office:value-type="string" calcext:value-type="string">
            <text:p>Final dv</text:p>
          </table:table-cell>
          <table:table-cell table:style-name="ce21" table:formula="of:=SQRT([.B2]/([.G22]+[.B5]))-SQRT([.B2]*(2/([.G22]+[.B5])-1/[.G24]))" office:value-type="float" office:value="424.233207862991" calcext:value-type="float">
            <text:p>424.233</text:p>
          </table:table-cell>
          <table:table-cell table:style-name="ce1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orbit period</text:p>
          </table:table-cell>
          <table:table-cell table:formula="of:=SQRT([.B15]*[.B15]*[.B15]/[.B2])*2*PI()" office:value-type="float" office:value="2581351.7107282" calcext:value-type="float">
            <text:p>2,581,351.711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6" office:value-type="string" calcext:value-type="string">
            <text:p>Total dv</text:p>
          </table:table-cell>
          <table:table-cell table:style-name="ce59" table:formula="of:=[.G28]+[.G29]" office:value-type="float" office:value="1075.29244164869" calcext:value-type="float">
            <text:p>1,075.292</text:p>
          </table:table-cell>
          <table:table-cell table:style-name="ce60"/>
          <table:table-cell table:style-name="ce68"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table:style-name="ce37" table:formula="of:=COM.MICROSOFT.CONCAT(FLOOR([.B30]/21600);&quot;d &quot;;FLOOR([.B30]/3600-6*FLOOR([.B30]/21600));&quot;h &quot;;FLOOR([.B30]/60-60*FLOOR([.B30]/3600));&quot;m &quot;;TEXT([.B30]-60*FLOOR([.B30]/60);&quot;#0.000&quot;);&quot;s&quot;)" office:value-type="string" office:string-value="119d 3h 2m 31.711s" calcext:value-type="string">
            <text:p>119d 3h 2m 31.711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calcext:conditional-formats>
          <calcext:conditional-format calcext:target-range-address="Sheet2.B21:Sheet2.D22">
            <calcext:condition calcext:apply-style-name="Red BG" calcext:value="formula-is([.$B$21]&gt;=[.$B$15])" calcext:base-cell-address="Sheet2.B21"/>
          </calcext:conditional-format>
          <calcext:conditional-format calcext:target-range-address="Sheet2.G15:Sheet2.I17">
            <calcext:condition calcext:apply-style-name="Red BG" calcext:value="formula-is(OR([.$G$17]&lt;[.$B$24];[.$G$16]&gt;[.$B$15]))" calcext:base-cell-address="Sheet2.G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BG" style:display-name="Red BG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0T20:21:48.973000000</dc:date>
    <meta:editing-duration>PT4H12M54S</meta:editing-duration>
    <meta:editing-cycles>34</meta:editing-cycles>
    <meta:generator>LibreOffice/7.4.2.3$Windows_X86_64 LibreOffice_project/382eef1f22670f7f4118c8c2dd222ec7ad009daf</meta:generator>
    <meta:document-statistic meta:table-count="2" meta:cell-count="425" meta:object-count="0"/>
  </office:meta>
</office:document-meta>
</file>